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宋体" svg:font-family="宋体, 923527c405087632311212890020001, 宋体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7b4" officeooo:paragraph-rsid="001827b4"/>
    </style:style>
    <style:style style:name="P2" style:family="paragraph" style:parent-style-name="Standard">
      <style:text-properties officeooo:rsid="001827b4" officeooo:paragraph-rsid="0018890e"/>
    </style:style>
    <style:style style:name="P3" style:family="paragraph" style:parent-style-name="Standard">
      <style:text-properties officeooo:rsid="0018890e" officeooo:paragraph-rsid="0018890e"/>
    </style:style>
    <style:style style:name="P4" style:family="paragraph" style:parent-style-name="Standard">
      <style:text-properties officeooo:rsid="0018890e" officeooo:paragraph-rsid="0019cf21"/>
    </style:style>
    <style:style style:name="P5" style:family="paragraph" style:parent-style-name="Standard">
      <style:text-properties officeooo:paragraph-rsid="0018890e"/>
    </style:style>
    <style:style style:name="P6" style:family="paragraph" style:parent-style-name="Standard">
      <style:text-properties officeooo:rsid="0019cf21" officeooo:paragraph-rsid="0019cf21"/>
    </style:style>
    <style:style style:name="P7" style:family="paragraph" style:parent-style-name="Standard">
      <style:text-properties officeooo:paragraph-rsid="0019cf21"/>
    </style:style>
    <style:style style:name="P8" style:family="paragraph" style:parent-style-name="Standard">
      <style:text-properties officeooo:rsid="001bb9a1" officeooo:paragraph-rsid="001bb9a1"/>
    </style:style>
    <style:style style:name="P9" style:family="paragraph" style:parent-style-name="Standard">
      <style:text-properties officeooo:rsid="001bb9a1" officeooo:paragraph-rsid="001ec7d5"/>
    </style:style>
    <style:style style:name="P10" style:family="paragraph" style:parent-style-name="Standard">
      <style:text-properties officeooo:rsid="001ec7d5" officeooo:paragraph-rsid="001ec7d5"/>
    </style:style>
    <style:style style:name="P11" style:family="paragraph" style:parent-style-name="Standard">
      <style:text-properties officeooo:paragraph-rsid="001ec7d5"/>
    </style:style>
    <style:style style:name="P12" style:family="paragraph" style:parent-style-name="Standard">
      <style:text-properties officeooo:paragraph-rsid="00270267"/>
    </style:style>
    <style:style style:name="P13" style:family="paragraph" style:parent-style-name="Standard">
      <style:text-properties officeooo:paragraph-rsid="002adf30"/>
    </style:style>
    <style:style style:name="P14" style:family="paragraph" style:parent-style-name="Standard">
      <style:text-properties officeooo:rsid="0039e70b" officeooo:paragraph-rsid="0039e70b"/>
    </style:style>
    <style:style style:name="P15" style:family="paragraph" style:parent-style-name="Standard">
      <style:text-properties fo:font-size="14pt" fo:font-weight="bold" officeooo:rsid="001ec7d5" officeooo:paragraph-rsid="001ec7d5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8890e" officeooo:paragraph-rsid="0018890e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officeooo:paragraph-rsid="001ec7d5"/>
    </style:style>
    <style:style style:name="P18" style:family="paragraph" style:parent-style-name="Preformatted_20_Text">
      <style:text-properties officeooo:paragraph-rsid="00254209"/>
    </style:style>
    <style:style style:name="P19" style:family="paragraph" style:parent-style-name="Preformatted_20_Text">
      <style:text-properties officeooo:paragraph-rsid="00270267"/>
    </style:style>
    <style:style style:name="P20" style:family="paragraph" style:parent-style-name="Preformatted_20_Text">
      <style:text-properties officeooo:paragraph-rsid="002bf4d1"/>
    </style:style>
    <style:style style:name="P21" style:family="paragraph" style:parent-style-name="Preformatted_20_Text">
      <style:text-properties officeooo:paragraph-rsid="00305b2b"/>
    </style:style>
    <style:style style:name="P22" style:family="paragraph" style:parent-style-name="Preformatted_20_Text">
      <style:text-properties officeooo:paragraph-rsid="00312e64"/>
    </style:style>
    <style:style style:name="P23" style:family="paragraph" style:parent-style-name="Preformatted_20_Text">
      <style:text-properties officeooo:paragraph-rsid="0036447f"/>
    </style:style>
    <style:style style:name="P24" style:family="paragraph" style:parent-style-name="Preformatted_20_Text">
      <style:text-properties officeooo:paragraph-rsid="003690d7"/>
    </style:style>
    <style:style style:name="P25" style:family="paragraph" style:parent-style-name="Preformatted_20_Text">
      <style:text-properties officeooo:paragraph-rsid="0039e70b"/>
    </style:style>
    <style:style style:name="P26" style:family="paragraph" style:parent-style-name="Preformatted_20_Text">
      <style:text-properties officeooo:paragraph-rsid="00473c4f"/>
    </style:style>
    <style:style style:name="T1" style:family="text">
      <style:text-properties officeooo:rsid="0018890e"/>
    </style:style>
    <style:style style:name="T2" style:family="text">
      <style:text-properties officeooo:rsid="0019cf21"/>
    </style:style>
    <style:style style:name="T3" style:family="text">
      <style:text-properties officeooo:rsid="001ec7d5"/>
    </style:style>
    <style:style style:name="T4" style:family="text">
      <style:text-properties officeooo:rsid="00209c3d"/>
    </style:style>
    <style:style style:name="T5" style:family="text">
      <style:text-properties officeooo:rsid="0021e1b9"/>
    </style:style>
    <style:style style:name="T6" style:family="text">
      <style:text-properties officeooo:rsid="00233953"/>
    </style:style>
    <style:style style:name="T7" style:family="text">
      <style:text-properties officeooo:rsid="00243053"/>
    </style:style>
    <style:style style:name="T8" style:family="text">
      <style:text-properties officeooo:rsid="00247fa6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language-asian="zh" style:country-asian="CN"/>
    </style:style>
    <style:style style:name="T11" style:family="text">
      <style:text-properties officeooo:rsid="002bf4d1" style:language-asian="zh" style:country-asian="CN"/>
    </style:style>
    <style:style style:name="T12" style:family="text">
      <style:text-properties officeooo:rsid="002db76e" style:language-asian="zh" style:country-asian="CN"/>
    </style:style>
    <style:style style:name="T13" style:family="text">
      <style:text-properties fo:language="zh" fo:country="CN"/>
    </style:style>
    <style:style style:name="T14" style:family="text">
      <style:text-properties fo:language="zh" fo:country="CN" style:language-asian="zh" style:country-asian="CN"/>
    </style:style>
    <style:style style:name="T15" style:family="text">
      <style:text-properties fo:language="zh" fo:country="CN" officeooo:rsid="00455fe1" style:language-asian="zh" style:country-asian="CN"/>
    </style:style>
    <style:style style:name="T16" style:family="text">
      <style:text-properties officeooo:rsid="002754b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43053" style:font-weight-asian="bold" style:font-weight-complex="bold"/>
    </style:style>
    <style:style style:name="T19" style:family="text">
      <style:text-properties fo:font-weight="bold" officeooo:rsid="00473c4f" style:font-weight-asian="bold" style:font-weight-complex="bold"/>
    </style:style>
    <style:style style:name="T20" style:family="text">
      <style:text-properties fo:font-weight="bold" officeooo:rsid="002adf30" style:language-asian="zh" style:country-asian="CN" style:font-weight-asian="bold" style:font-weight-complex="bold"/>
    </style:style>
    <style:style style:name="T21" style:family="text">
      <style:text-properties fo:font-weight="bold" officeooo:rsid="002b0c10" style:language-asian="zh" style:country-asian="CN" style:font-weight-asian="bold" style:font-weight-complex="bold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0.5pt" officeooo:rsid="002e6201" style:font-size-asian="10.5pt" style:font-size-complex="10.5pt"/>
    </style:style>
    <style:style style:name="T24" style:family="text">
      <style:text-properties fo:font-size="10.5pt" officeooo:rsid="00305b2b" style:font-size-asian="10.5pt" style:font-size-complex="10.5pt"/>
    </style:style>
    <style:style style:name="T25" style:family="text">
      <style:text-properties fo:font-size="10.5pt" officeooo:rsid="00331cc3" style:font-size-asian="10.5pt" style:font-size-complex="10.5pt"/>
    </style:style>
    <style:style style:name="T26" style:family="text">
      <style:text-properties fo:font-size="10.5pt" officeooo:rsid="0034aea6" style:font-size-asian="10.5pt" style:font-size-complex="10.5pt"/>
    </style:style>
    <style:style style:name="T27" style:family="text">
      <style:text-properties fo:font-size="10.5pt" officeooo:rsid="0036447f" style:font-size-asian="10.5pt" style:font-size-complex="10.5pt"/>
    </style:style>
    <style:style style:name="T28" style:family="text">
      <style:text-properties fo:font-size="10.5pt" officeooo:rsid="003f48a8" style:font-size-asian="10.5pt" style:font-size-complex="10.5pt"/>
    </style:style>
    <style:style style:name="T29" style:family="text">
      <style:text-properties fo:font-size="10.5pt" officeooo:rsid="00472a5f" style:font-size-asian="10.5pt" style:font-size-complex="10.5pt"/>
    </style:style>
    <style:style style:name="T30" style:family="text">
      <style:text-properties fo:font-size="10.5pt" officeooo:rsid="00473c4f" style:font-size-asian="10.5pt" style:font-size-complex="10.5pt"/>
    </style:style>
    <style:style style:name="T31" style:family="text">
      <style:text-properties fo:font-size="10.5pt" style:font-size-asian="10.5pt" style:language-asian="zh" style:country-asian="CN" style:font-size-complex="10.5pt"/>
    </style:style>
    <style:style style:name="T32" style:family="text">
      <style:text-properties fo:font-size="10.5pt" officeooo:rsid="002bf4d1" style:font-size-asian="10.5pt" style:language-asian="zh" style:country-asian="CN" style:font-size-complex="10.5pt"/>
    </style:style>
    <style:style style:name="T33" style:family="text">
      <style:text-properties fo:font-size="10.5pt" officeooo:rsid="003f48a8" style:font-size-asian="10.5pt" style:language-asian="zh" style:country-asian="CN" style:font-size-complex="10.5pt"/>
    </style:style>
    <style:style style:name="T34" style:family="text">
      <style:text-properties fo:font-size="10.5pt" fo:language="zh" fo:country="CN" style:font-size-asian="10.5pt" style:language-asian="zh" style:country-asian="CN" style:font-size-complex="10.5pt"/>
    </style:style>
    <style:style style:name="T35" style:family="text">
      <style:text-properties fo:font-size="10.5pt" fo:language="zh" fo:country="CN" officeooo:rsid="00455fe1" style:font-size-asian="10.5pt" style:language-asian="zh" style:country-asian="CN" style:font-size-complex="10.5pt"/>
    </style:style>
    <style:style style:name="T36" style:family="text">
      <style:text-properties fo:font-size="10.5pt" fo:language="zh" fo:country="CN" style:font-size-asian="10.5pt" style:font-size-complex="10.5pt"/>
    </style:style>
    <style:style style:name="T37" style:family="text">
      <style:text-properties fo:font-size="10.5pt" fo:font-weight="bold" officeooo:rsid="00473c4f" style:font-size-asian="10.5pt" style:font-weight-asian="bold" style:font-size-complex="10.5pt" style:font-weight-complex="bold"/>
    </style:style>
    <style:style style:name="T38" style:family="text">
      <style:text-properties fo:color="#ff3333" fo:font-size="10.5pt" style:font-size-asian="10.5pt" style:font-size-complex="10.5pt"/>
    </style:style>
    <style:style style:name="T39" style:family="text">
      <style:text-properties officeooo:rsid="003a8439"/>
    </style:style>
    <style:style style:name="T40" style:family="text">
      <style:text-properties fo:color="#000000" fo:font-size="10.5pt" style:font-size-asian="10.5pt" style:font-size-complex="10.5pt"/>
    </style:style>
    <style:style style:name="T4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42" style:family="text">
      <style:text-properties officeooo:rsid="00472a5f"/>
    </style:style>
    <style:style style:name="T43" style:family="text">
      <style:text-properties fo:font-size="9pt" fo:font-weight="bold" officeooo:rsid="00473c4f" style:font-size-asian="9pt" style:font-weight-asian="bold" style:font-size-complex="9pt" style:font-weight-complex="bold"/>
    </style:style>
    <style:style style:name="T44" style:family="text">
      <style:text-properties fo:font-size="12pt" fo:font-weight="bold" officeooo:rsid="00473c4f" style:font-size-asian="12pt" style:font-weight-asian="bold" style:font-size-complex="12pt" style:font-weight-complex="bold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473c4f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243053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2adf30" style:font-size-asian="14pt" style:language-asian="zh" style:country-asian="CN" style:font-weight-asian="bold" style:font-size-complex="14pt" style:font-weight-complex="bold"/>
    </style:style>
    <style:style style:name="T49" style:family="text">
      <style:text-properties fo:font-size="14pt" fo:font-weight="bold" officeooo:rsid="002b0c10" style:font-size-asian="14pt" style:language-asian="zh" style:country-asian="CN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追踪linux内核启动</text:p>
      <text:p text:style-name="P3"><text:span text:style-name="T45">预备工具</text:span>：qemu,<text:span text:style-name="T39">gdb,linux内核源码</text:span></text:p>
      <text:p text:style-name="P5"><text:span text:style-name="T1">qemu:</text:span>虚拟操作系统模拟器 ，在<text:a xlink:type="simple" xlink:href="https://baike.baidu.com/item/GNU%2FLinux" office:target-frame-name="_blank" xlink:show="new" text:style-name="Internet_20_link" text:visited-style-name="Visited_20_Internet_20_Link">GNU/Linux</text:a>平台上使用广泛，有高速度及跨平台的特性，通过<text:a xlink:type="simple" xlink:href="https://baike.baidu.com/item/KQEMU" office:target-frame-name="_blank" xlink:show="new" text:style-name="Internet_20_link" text:visited-style-name="Visited_20_Internet_20_Link">KQEMU</text:a>这个闭源的加速器，QEMU能模拟至接近真实电脑的速度</text:p>
      <text:p text:style-name="P5"><text:span text:style-name="T1">gdb:</text:span>强大的UNIX下的程序调试工具,相比比图形界面方式的调试器，优点在于具有修复网络断点以及恢复链接等功能</text:p>
      <text:p text:style-name="P3"/>
      <text:p text:style-name="P16">具体操作及结果</text:p>
      <text:p text:style-name="P3">$ sudo apt-get install qemu</text:p>
      <text:p text:style-name="P3">下载最新版本的qemu</text:p>
      <text:p text:style-name="P3"/>
      <text:p text:style-name="P1">下载Linux内核源码</text:p>
      <text:p text:style-name="P3">$ tar</text:p>
      <text:p text:style-name="P3">$ make</text:p>
      <text:p text:style-name="P1">解压、编译</text:p>
      <text:p text:style-name="P1"/>
      <text:p text:style-name="P1">cd进入源码文件夹</text:p>
      <text:p text:style-name="P1">$ qemu-system-x86_64 -kernel arch/x86/boot/bzImage -append nokasir -S</text:p>
      <text:p text:style-name="P1">运行 <text:span text:style-name="T1">qemu+内核型号 <text:s/></text:span>-kernel <text:span text:style-name="T1">+路径 <text:s/>-append nokasir 关闭kasir 这样内核会在解压时解压缩到内存的固定位置，否则会解压到内存的随机内存地址 <text:s/>-S 是freeze CPU startup 暂停运行，否则会一直运行</text:span></text:p>
      <text:p text:style-name="P4">此时会出来一个黑色qemu[Stopped]的显示界面，无任何内容，此时通过<text:span text:style-name="T2">ctrl +alt +1与ctrl+alt+2切换</text:span></text:p>
      <text:p text:style-name="P4"><text:span text:style-name="T2">ctrl +alt +1是屏幕输出，ctrl +alt +2是qemu控制台</text:span></text:p>
      <text:p text:style-name="P4">在<text:span text:style-name="T2">qemu控制台下</text:span></text:p>
      <text:p text:style-name="P7"><text:span text:style-name="T2">(qemu) </text:span>gdbserver 1234</text:p>
      <text:p text:style-name="P7"><text:span text:style-name="T2">(qemu) </text:span>gdbserver <text:span text:style-name="T2">tcp::</text:span>1234</text:p>
      <text:p text:style-name="P6">打开另一个终端</text:p>
      <text:p text:style-name="P2"/>
      <text:p text:style-name="P1">开始gdb调试：</text:p>
      <text:p text:style-name="P1">cd到内核源码的文件夹</text:p>
      <text:p text:style-name="P1">$ gdb vmlinux</text:p>
      <text:p text:style-name="P1">启动调试</text:p>
      <text:p text:style-name="P1">(gdb) target remote localhost:1234</text:p>
      <text:p text:style-name="P1">于是可以开始使用<text:span text:style-name="T2">gdb编译内核了</text:span></text:p>
      <text:p text:style-name="P8">(gdb) b start_kernel</text:p>
      <text:p text:style-name="P9"><text:s/>set breakpoints,运行到start_kernel函数，还未开始执行</text:p>
      <text:p text:style-name="P8">(gdb) c</text:p>
      <text:p text:style-name="P8">continue</text:p>
      <text:p text:style-name="P8">(gdb) n</text:p>
      <text:p text:style-name="P8">next</text:p>
      <text:p text:style-name="P10">(gdb) delete</text:p>
      <text:p text:style-name="P10">删除所加所有断点</text:p>
      <text:p text:style-name="P10">(gdb) b console_init</text:p>
      <text:p text:style-name="P8">(gdb) <text:span text:style-name="T3">finish</text:span></text:p>
      <text:p text:style-name="P9">执行完当前函数（此处为<text:span text:style-name="T3">console_init）</text:span></text:p>
      <text:p text:style-name="P14">(gdb) list</text:p>
      <text:p text:style-name="P14">输出10行代码</text:p>
      <text:p text:style-name="P10"/>
      <text:p text:style-name="P15"><text:soft-page-break/>启动</text:p>
      <text:p text:style-name="P11"><text:span text:style-name="T3"><text:tab/>按下电源键，</text:span>主板发送信号给<text:a xlink:type="simple" xlink:href="https://en.wikipedia.org/wiki/Power_supply" office:target-frame-name="_blank" xlink:show="new" text:style-name="Internet_20_link" text:visited-style-name="Visited_20_Internet_20_Link">电源</text:a>，而电源收到信号后会给电脑供应合适的电量。一旦主板收到了<text:a xlink:type="simple" xlink:href="https://en.wikipedia.org/wiki/Power_good_signal" office:target-frame-name="_blank" xlink:show="new" text:style-name="Internet_20_link" text:visited-style-name="Visited_20_Internet_20_Link">电源备妥信号</text:a>，它会尝试启动 CPU 。CPU 则复位寄存器的所有数据，并设置每个寄存器的预定值</text:p>
      <text:p text:style-name="P10"><text:tab/>处理器开始在<text:a xlink:type="simple" xlink:href="https://en.wikipedia.org/wiki/Real_mode" office:target-frame-name="_blank" xlink:show="new" text:style-name="Internet_20_link" text:visited-style-name="Visited_20_Internet_20_Link">实模式</text:a>工作。在实<text:span text:style-name="T4">模式下寻址：</text:span>用CS:IP找到指向BIOS入口点。</text:p>
      <text:p text:style-name="P11"><text:span text:style-name="T3"><text:tab/>BIOS开始工作，</text:span>初始化和检查硬件之后，需要寻找到一个可引导设备。因为是硬盘，所以找引导扇区，且必须是<text:span text:style-name="Source_20_Text">0x55</text:span> 和 <text:span text:style-name="Source_20_Text">0xaa结尾，这样设备才知道这是一个可引导设备。</text:span></text:p>
      <text:p text:style-name="P11"><text:span text:style-name="Source_20_Text"><text:tab/>从启动扇区的代码被执行开始，BIOS 就将系统的控制权转移给了引导程序。引导程序计算出最大物理地址，这个地址被映射到ROM，也就是说，CPU 执行的第一条指令来自于 ROM，而不是RAM。</text:span></text:p>
      <text:p text:style-name="P11"><text:span text:style-name="Source_20_Text">引导程序进行一些初始化后，跳转到</text:span><text:span text:style-name="Source_20_Text"><text:span text:style-name="T5">core.image，然后引导到内存中，然后main函数将被调用，</text:span></text:span><text:span text:style-name="Source_20_Text">初始化控制台，计算模块基地址，设置 root 设备，读取 grub 配置文件，加载模块，最后，置于normal模式。开始引导操作系统。</text:span></text:p>
      <text:p text:style-name="P11"><text:span text:style-name="Source_20_Text"><text:tab/>进入内核，设置内核，启动内存管理，进程管理等。需要_</text:span><text:span text:style-name="Source_20_Text"><text:span text:style-name="T6">start函数，完成包括</text:span></text:span><text:span text:style-name="Source_20_Text">将所有段寄存器的值设置成一样的内容、</text:span>设置堆栈 、设置 <text:a xlink:type="simple" xlink:href="https://en.wikipedia.org/wiki/.bss" office:target-frame-name="_blank" xlink:show="new" text:style-name="Internet_20_link" text:visited-style-name="Visited_20_Internet_20_Link">bss</text:a> （静态变量区）、跳转到 <text:a xlink:type="simple" xlink:href="http://lxr.free-electrons.com/source/arch/x86/boot/main.c?v=3.18" office:target-frame-name="_blank" xlink:show="new" text:style-name="Internet_20_link" text:visited-style-name="Visited_20_Internet_20_Link">main.c</text:a> 开始执行代码 </text:p>
      <text:p text:style-name="P11"><text:span text:style-name="Source_20_Text"><text:tab/>内核将CPU切换到保护模式运行，因为在实模式下，系统能够访问的内存非常有限，且保护模式提供了2种完全不同的内存管理机制：段式内存管理;内存分页。</text:span></text:p>
      <text:p text:style-name="P11"><text:span text:style-name="Source_20_Text"/></text:p>
      <text:p text:style-name="P11"><text:span text:style-name="Source_20_Text"><text:span text:style-name="T45">main.</text:span></text:span><text:span text:style-name="Source_20_Text"><text:span text:style-name="T47">c中函数调用：</text:span></text:span></text:p>
      <text:p text:style-name="P17"><text:span text:style-name="Source_20_Text">copy_boot_params();</text:span></text:p>
      <text:p text:style-name="P17"><text:span text:style-name="Source_20_Text"><text:span text:style-name="T7">1,</text:span></text:span><text:span text:style-name="Source_20_Text">将</text:span><text:a xlink:type="simple" xlink:href="http://lxr.free-electrons.com/source/arch/x86/boot/header.S?v=3.18#L281" office:target-frame-name="_blank" xlink:show="new" text:style-name="Internet_20_link" text:visited-style-name="Visited_20_Internet_20_Link"><text:span text:style-name="Source_20_Text">header.S</text:span></text:a><text:span text:style-name="Source_20_Text">中定义的 hdr 结构中的内容拷贝到 boot_params 结构的字段 struct setup_header hdr 中。</text:span><text:span text:style-name="Source_20_Text"><text:span text:style-name="T7">2,</text:span></text:span>如果内核是通过老的命令行协议运行起来的，那么就更新内核的命令行指针。</text:p>
      <text:p text:style-name="P17"><text:span text:style-name="Source_20_Text">console_init();</text:span></text:p>
      <text:p text:style-name="P17"><text:span text:style-name="Source_20_Text">控制台的初始化。</text:span></text:p>
      <text:p text:style-name="P17"><text:span text:style-name="Source_20_Text">init_heap();</text:span></text:p>
      <text:p text:style-name="P17"><text:span text:style-name="Source_20_Text">堆初始化。</text:span></text:p>
      <text:p text:style-name="P17"><text:span text:style-name="Source_20_Text">set_bios_mode();</text:span></text:p>
      <text:p text:style-name="P17"><text:span text:style-name="Source_20_Text">选择cpu模式，有的版本此函数为validate_cpu</text:span><text:span text:style-name="Source_20_Text"><text:span text:style-name="T8">();</text:span></text:span></text:p>
      <text:p text:style-name="P17"><text:span text:style-name="Source_20_Text">detect_memory();</text:span></text:p>
      <text:p text:style-name="P17"><text:span text:style-name="Source_20_Text">内存分布侦测</text:span></text:p>
      <text:p text:style-name="Preformatted_20_Text"><text:span text:style-name="Source_20_Text">keyboard_init();</text:span></text:p>
      <text:p text:style-name="Preformatted_20_Text"><text:span text:style-name="Source_20_Text">键盘初始化</text:span></text:p>
      <text:p text:style-name="Preformatted_20_Text"><text:span text:style-name="Source_20_Text">query_ist();</text:span></text:p>
      <text:p text:style-name="Preformatted_20_Text"><text:span text:style-name="Source_20_Text"><text:span text:style-name="T9">query_apm_bios</text:span></text:span><text:span text:style-name="Source_20_Text">();</text:span></text:p>
      <text:p text:style-name="Preformatted_20_Text"><text:span text:style-name="Source_20_Text">query_edd();</text:span></text:p>
      <text:p text:style-name="P18"><text:span text:style-name="Source_20_Text">系统参数查询，分别为ISE，APM，EDD</text:span></text:p>
      <text:p text:style-name="P17"><text:span text:style-name="Source_20_Text">set_video();</text:span></text:p>
      <text:p text:style-name="P11"><text:span text:style-name="Source_20_Text"><text:span text:style-name="T10">显示模式的初始化</text:span></text:span></text:p>
      <text:p text:style-name="P17"><text:span text:style-name="Source_20_Text">go_to_protected_mode();</text:span></text:p>
      <text:p text:style-name="P19"><text:span text:style-name="Source_20_Text">进入保护模式</text:span></text:p>
      <text:p text:style-name="P19"><text:span text:style-name="Source_20_Text"><text:tab/>realmode_switch_hook();</text:span></text:p>
      <text:p text:style-name="P17"><text:span text:style-name="Source_20_Text"><text:tab/></text:span><text:bookmark text:name="result_box"/><text:span text:style-name="Source_20_Text"><text:span text:style-name="T10">在离开实模式之前hook，且禁止NMI中断</text:span></text:span></text:p>
      <text:p text:style-name="P17"><text:span text:style-name="Source_20_Text"><text:span text:style-name="T10"><text:tab/>reset_coprocessor();</text:span></text:span></text:p>
      <text:p text:style-name="P17"><text:span text:style-name="Source_20_Text"><text:span text:style-name="T10"><text:tab/></text:span></text:span><text:bookmark text:name="result_box1"/><text:span text:style-name="Source_20_Text"><text:span text:style-name="T10">重置协处理器</text:span></text:span></text:p>
      <text:p text:style-name="P17"><text:span text:style-name="Source_20_Text"><text:span text:style-name="T10"><text:tab/>mask_all_interrupts();</text:span></text:span></text:p>
      <text:p text:style-name="P17"><text:span text:style-name="Source_20_Text"><text:span text:style-name="T10"><text:tab/></text:span></text:span><text:bookmark text:name="result_box2"/><text:span text:style-name="Source_20_Text"><text:span text:style-name="T10">屏蔽</text:span></text:span><text:span text:style-name="Source_20_Text"><text:span text:style-name="T14">PIC</text:span></text:span><text:span text:style-name="Source_20_Text"><text:span text:style-name="T10">中的所有中断</text:span></text:span></text:p>
      <text:p text:style-name="P17"><text:span text:style-name="Source_20_Text"><text:span text:style-name="T10"><text:tab/>setup_idt();</text:span></text:span></text:p>
      <text:p text:style-name="P17"><text:span text:style-name="Source_20_Text"><text:span text:style-name="T10"><text:tab/>设置中断描述符idt</text:span></text:span></text:p>
      <text:p text:style-name="P17"><text:span text:style-name="Source_20_Text"><text:span text:style-name="T10"><text:tab/>setup_gdt();</text:span></text:span></text:p>
      <text:p text:style-name="P17"><text:span text:style-name="Source_20_Text"><text:span text:style-name="T10"><text:tab/>设置全局描述符表gdt</text:span></text:span></text:p>
      <text:p text:style-name="P17"><text:span text:style-name="Source_20_Text"><text:span text:style-name="T10"><text:tab/>protected_mode_jump(boot_params.hdr.code32_start,</text:span></text:span></text:p>
      <text:p text:style-name="P19"><text:span text:style-name="Source_20_Text"><text:s text:c="28"/>(u32)&amp;boot_params + (ds() &lt;&lt; 4));</text:span></text:p>
      <text:p text:style-name="P19"><text:span text:style-name="Source_20_Text"><text:tab/>从实模式进入保护模式，通过一个长跳转进入 32 位代码</text:span></text:p>
      <text:p text:style-name="P19"><text:span text:style-name="Source_20_Text"/></text:p>
      <text:p text:style-name="P19"><text:span text:style-name="Source_20_Text"><text:span text:style-name="T17">最后的引导</text:span></text:span></text:p>
      <text:p text:style-name="P19"><text:span text:style-name="Source_20_Text">找到 32 位入口点后，进行一系列操作后进入长模式，即</text:span><text:span text:style-name="Source_20_Text"><text:span text:style-name="T16">64位模式（因为此段都是汇编，所以没有细看）</text:span></text:span></text:p>
      <text:p text:style-name="P12"><text:a xlink:type="simple" xlink:href="https://github.com/torvalds/linux/blob/master/arch/x86/kernel/head_64.S" office:target-frame-name="_blank" xlink:show="new" text:style-name="Internet_20_link" text:visited-style-name="Visited_20_Internet_20_Link"><text:span text:style-name="Source_20_Text"><text:span text:style-name="T10">arch/x86/kernel/head_64.S</text:span></text:span></text:a></text:p>
      <text:p text:style-name="P12"><text:span text:style-name="Source_20_Text"><text:span text:style-name="T10">内核解压缩，放入内存，并保存Linux内核入口点</text:span></text:span></text:p>
      <text:p text:style-name="P12"><text:soft-page-break/><text:span text:style-name="Source_20_Text"><text:span text:style-name="T10"/></text:span></text:p>
      <text:p text:style-name="P12"><text:span text:style-name="Source_20_Text"><text:span text:style-name="T10">到达内核入口前的准备</text:span></text:span></text:p>
      <text:p text:style-name="Preformatted_20_Text"><text:span text:style-name="Source_20_Text"><text:span text:style-name="T31">通过对Linux 内核的物理基址 - 0x1000000和</text:span></text:span><text:span text:style-name="T22">虚拟基址 - </text:span><text:span text:style-name="Source_20_Text"><text:span text:style-name="T22">0xffffffff81000000进行计算</text:span></text:span><text:span text:style-name="Source_20_Text"><text:span text:style-name="T31">得到startup_64 的地址，并进行对齐检查</text:span></text:span></text:p>
      <text:p text:style-name="Preformatted_20_Text"><text:bookmark text:name="修正页表基地址"/><text:span text:style-name="Source_20_Text"><text:span text:style-name="T22">修正页表基地址</text:span></text:span></text:p>
      <text:p text:style-name="Preformatted_20_Text"><text:span text:style-name="Source_20_Text"><text:span text:style-name="T22">对初期页表进行 Identity 映射的初始化</text:span></text:span></text:p>
      <text:p text:style-name="Preformatted_20_Text"><text:span text:style-name="Source_20_Text"><text:span text:style-name="T22">检查CPU是否支持 </text:span></text:span><text:a xlink:type="simple" xlink:href="http://en.wikipedia.org/wiki/NX_bit" office:target-frame-name="_blank" xlink:show="new" text:style-name="Internet_20_link" text:visited-style-name="Visited_20_Internet_20_Link"><text:span text:style-name="Source_20_Text"><text:span text:style-name="T22">NX</text:span></text:span></text:a><text:span text:style-name="Source_20_Text"><text:span text:style-name="T22"> 位</text:span></text:span></text:p>
      <text:p text:style-name="Preformatted_20_Text"><text:span text:style-name="Source_20_Text"><text:span text:style-name="T22">切换到一个新的内核空间描述符等</text:span></text:span></text:p>
      <text:p text:style-name="Preformatted_20_Text"><text:span text:style-name="Source_20_Text"><text:span text:style-name="T22">初期中断和异常处理</text:span></text:span></text:p>
      <text:p text:style-name="Preformatted_20_Text"><text:span text:style-name="Source_20_Text"><text:span text:style-name="T22"><text:tab/>CPU使用特殊结构：中断描述符表（IDT）来处理中断</text:span></text:span></text:p>
      <text:p text:style-name="P12"><text:span text:style-name="Source_20_Text"><text:span text:style-name="T10">初始化内存页</text:span></text:span></text:p>
      <text:p text:style-name="P12"><text:span text:style-name="Source_20_Text"><text:span text:style-name="T10">等一系列初始化工作</text:span></text:span></text:p>
      <text:p text:style-name="P12"><text:span text:style-name="Source_20_Text"><text:span text:style-name="T10"/></text:span></text:p>
      <text:p text:style-name="P13"><text:span text:style-name="Source_20_Text"><text:span text:style-name="T48">start_kerne</text:span></text:span><text:span text:style-name="Source_20_Text"><text:span text:style-name="T49">r</text:span></text:span></text:p>
      <text:p text:style-name="P20"><text:span text:style-name="Source_20_Text"><text:span text:style-name="T11">set_task_stack_end_magic(&amp;init_task);</text:span></text:span></text:p>
      <text:p text:style-name="P20"><text:span text:style-name="Source_20_Text"><text:span text:style-name="T11"><text:tab/>创建</text:span></text:span><text:span text:style-name="Source_20_Text"><text:span text:style-name="T12">0号进程</text:span></text:span></text:p>
      <text:p text:style-name="Preformatted_20_Text"><text:span text:style-name="Source_20_Text"><text:span text:style-name="T22">smp_setup_processor_id();</text:span></text:span></text:p>
      <text:p text:style-name="Preformatted_20_Text"><text:span text:style-name="Source_20_Text"><text:span text:style-name="T22"><text:tab/>针对SMP处理器，用于获取当前CPU的硬件ID，如果不是多核，函数为空</text:span></text:span></text:p>
      <text:p text:style-name="Preformatted_20_Text"><text:span text:style-name="Source_20_Text"><text:span text:style-name="T22">debug_objects_early_init();</text:span></text:span></text:p>
      <text:p text:style-name="Preformatted_20_Text"><text:span text:style-name="Source_20_Text"><text:span text:style-name="T22"><text:tab/>初始化哈希桶</text:span></text:span><text:span text:style-name="Source_20_Text"><text:span text:style-name="T23">(hash buckers)并将static object和pool object放入poll列表，这样堆栈就可以操作了</text:span></text:span></text:p>
      <text:p text:style-name="Preformatted_20_Text"><text:span text:style-name="Source_20_Text"><text:span text:style-name="T22">cgroup_init_early();</text:span></text:span></text:p>
      <text:p text:style-name="Preformatted_20_Text"><text:span text:style-name="Source_20_Text"><text:span text:style-name="T22"><text:tab/>控制组的早期初始化</text:span></text:span></text:p>
      <text:p text:style-name="Preformatted_20_Text"><text:span text:style-name="Source_20_Text"><text:span text:style-name="T22">local_irq_disable();</text:span></text:span></text:p>
      <text:p text:style-name="Preformatted_20_Text"><text:span text:style-name="Source_20_Text"><text:span text:style-name="T22"><text:tab/>关闭当前CPU的所有中断响应，操作CPSR寄存器</text:span></text:span></text:p>
      <text:p text:style-name="Preformatted_20_Text"><text:span text:style-name="Source_20_Text"><text:span text:style-name="T22">boot_cpu_init();</text:span></text:span></text:p>
      <text:p text:style-name="Preformatted_20_Text"><text:span text:style-name="Source_20_Text"><text:span text:style-name="T22"><text:tab/>激活当前CPU</text:span></text:span></text:p>
      <text:p text:style-name="Preformatted_20_Text"><text:span text:style-name="Source_20_Text"><text:span text:style-name="T22">page_address_init();</text:span></text:span></text:p>
      <text:p text:style-name="Preformatted_20_Text"><text:span text:style-name="Source_20_Text"><text:span text:style-name="T22"><text:tab/>初始化高端内存的映射表</text:span></text:span></text:p>
      <text:p text:style-name="Preformatted_20_Text"><text:span text:style-name="Source_20_Text"><text:span text:style-name="T22">pr_notice("%s", linux_banner);</text:span></text:span></text:p>
      <text:p text:style-name="Preformatted_20_Text"><text:span text:style-name="Source_20_Text"><text:span text:style-name="T22"><text:tab/>输出各种信息</text:span></text:span></text:p>
      <text:p text:style-name="Preformatted_20_Text"><text:span text:style-name="Source_20_Text"><text:span text:style-name="T38">setup_arch(&amp;command_line);</text:span></text:span></text:p>
      <text:p text:style-name="Preformatted_20_Text"><text:span text:style-name="Source_20_Text"><text:span text:style-name="T22"><text:tab/></text:span></text:span><text:span text:style-name="Source_20_Text"><text:span text:style-name="T38">内核架构相关初始化函数</text:span></text:span></text:p>
      <text:p text:style-name="Preformatted_20_Text"><text:span text:style-name="Source_20_Text"><text:span text:style-name="T22">add_latent_entropy();</text:span></text:span></text:p>
      <text:p text:style-name="Preformatted_20_Text"><text:span text:style-name="Source_20_Text"><text:span text:style-name="T22">add_device_randomness(command_line, strlen(command_line));</text:span></text:span></text:p>
      <text:p text:style-name="Preformatted_20_Text"><text:span text:style-name="Source_20_Text"><text:span text:style-name="T22">boot_init_stack_canary();</text:span></text:span></text:p>
      <text:p text:style-name="Preformatted_20_Text"><text:span text:style-name="Source_20_Text"><text:span text:style-name="T22">mm_init_cpumask(&amp;init_mm);</text:span></text:span></text:p>
      <text:p text:style-name="Preformatted_20_Text"><text:span text:style-name="Source_20_Text"><text:span text:style-name="T22"><text:tab/>初始化代表内核本身内存使用的管理结构体，定义</text:span></text:span><text:span text:style-name="Source_20_Text"><text:span text:style-name="T24">kernel的内存空间</text:span></text:span></text:p>
      <text:p text:style-name="Preformatted_20_Text"><text:span text:style-name="Source_20_Text"><text:span text:style-name="T22">setup_command_line(command_line);</text:span></text:span></text:p>
      <text:p text:style-name="P21"><text:span text:style-name="Source_20_Text"><text:span text:style-name="T22"><text:tab/>对 command_line进行备份保存</text:span></text:span></text:p>
      <text:p text:style-name="Preformatted_20_Text"><text:span text:style-name="Source_20_Text"><text:span text:style-name="T22">setup_nr_cpu_ids();</text:span></text:span></text:p>
      <text:p text:style-name="P21"><text:span text:style-name="Source_20_Text"><text:span text:style-name="T22"><text:tab/>设置 nr_cpu_ids的个数</text:span></text:span></text:p>
      <text:p text:style-name="Preformatted_20_Text"><text:span text:style-name="Source_20_Text"><text:span text:style-name="T22">setup_per_cpu_areas();</text:span></text:span></text:p>
      <text:p text:style-name="P21"><text:span text:style-name="Source_20_Text"><text:span text:style-name="T22"><text:tab/>为系统中每个 per_cpu变量申请空间，同时拷贝初始化段里数据</text:span></text:span></text:p>
      <text:p text:style-name="Preformatted_20_Text"><text:span text:style-name="Source_20_Text"><text:span text:style-name="T22">boot_cpu_state_init();</text:span></text:span></text:p>
      <text:p text:style-name="Preformatted_20_Text"><text:span text:style-name="Source_20_Text"><text:span text:style-name="T22">smp_prepare_boot_cpu();</text:span></text:span></text:p>
      <text:p text:style-name="Preformatted_20_Text"><text:span text:style-name="Source_20_Text"><text:span text:style-name="T22"><text:tab/>为SMP系统里引导CPU进行准备工作</text:span></text:span></text:p>
      <text:p text:style-name="Preformatted_20_Text"><text:span text:style-name="Source_20_Text"><text:span text:style-name="T22">build_all_zonelists(NULL);</text:span></text:span></text:p>
      <text:p text:style-name="Preformatted_20_Text"><text:span text:style-name="Source_20_Text"><text:span text:style-name="T22"><text:tab/>设置内存管理相关节点和其中的内存域数据结构，以完成内存管理子系统的初始化，并设置bootmem分配器</text:span></text:span></text:p>
      <text:p text:style-name="Preformatted_20_Text"><text:span text:style-name="Source_20_Text"><text:span text:style-name="T22">page_alloc_init();</text:span></text:span></text:p>
      <text:p text:style-name="Preformatted_20_Text"><text:span text:style-name="Source_20_Text"><text:span text:style-name="T22"><text:tab/>设置内存页分配通知器</text:span></text:span></text:p>
      <text:p text:style-name="Preformatted_20_Text"><text:span text:style-name="Source_20_Text"><text:span text:style-name="T22">pr_notice("Kernel command line: %s\n", boot_command_line);</text:span></text:span></text:p>
      <text:p text:style-name="Preformatted_20_Text"><text:span text:style-name="Source_20_Text"><text:span text:style-name="T22"><text:tab/>输出命令参数到显示终端</text:span></text:span></text:p>
      <text:p text:style-name="Preformatted_20_Text"><text:span text:style-name="Source_20_Text"><text:span text:style-name="T22">parse_early_param();</text:span></text:span></text:p>
      <text:p text:style-name="Preformatted_20_Text"><text:span text:style-name="Source_20_Text"><text:span text:style-name="T22"><text:tab/>对传入内核参数进行解释</text:span></text:span></text:p>
      <text:p text:style-name="Preformatted_20_Text"><text:span text:style-name="Source_20_Text"><text:span text:style-name="T22">jump_label_init();</text:span></text:span></text:p>
      <text:p text:style-name="Preformatted_20_Text"><text:span text:style-name="Source_20_Text"><text:span text:style-name="T22">setup_log_buf(0);</text:span></text:span></text:p>
      <text:p text:style-name="Preformatted_20_Text"><text:soft-page-break/><text:span text:style-name="Source_20_Text"><text:span text:style-name="T22"><text:tab/>使用bootmem分配一个记录启动信息的缓冲区</text:span></text:span></text:p>
      <text:p text:style-name="Preformatted_20_Text"><text:span text:style-name="Source_20_Text"><text:span text:style-name="T22">vfs_caches_init_early();</text:span></text:span></text:p>
      <text:p text:style-name="Preformatted_20_Text"><text:span text:style-name="Source_20_Text"><text:span text:style-name="T22"><text:tab/>前期虚拟文件系统的缓存初始化</text:span></text:span></text:p>
      <text:p text:style-name="Preformatted_20_Text"><text:span text:style-name="Source_20_Text"><text:span text:style-name="T22">sort_main_extable();</text:span></text:span></text:p>
      <text:p text:style-name="Preformatted_20_Text"><text:span text:style-name="Source_20_Text"><text:span text:style-name="T22"><text:tab/>对内核异常表按照异常向量号大小进行排序，以便加速访问</text:span></text:span></text:p>
      <text:p text:style-name="Preformatted_20_Text"><text:span text:style-name="Source_20_Text"><text:span text:style-name="T22">trap_init();</text:span></text:span></text:p>
      <text:p text:style-name="Preformatted_20_Text"><text:span text:style-name="Source_20_Text"><text:span text:style-name="T22"><text:tab/>对内核陷阱异常进行初始化</text:span></text:span></text:p>
      <text:p text:style-name="Preformatted_20_Text"><text:span text:style-name="Source_20_Text"><text:span text:style-name="T22">mm_init();</text:span></text:span></text:p>
      <text:p text:style-name="Preformatted_20_Text"><text:span text:style-name="Source_20_Text"><text:span text:style-name="T22"><text:tab/>标记可以使用的内存，并且告诉系统有多少内存可以使用</text:span></text:span></text:p>
      <text:p text:style-name="Preformatted_20_Text"><text:span text:style-name="Source_20_Text"><text:span text:style-name="T22">ftrace_init();</text:span></text:span></text:p>
      <text:p text:style-name="Preformatted_20_Text"><text:span text:style-name="Source_20_Text"><text:span text:style-name="T38">sched_init();</text:span></text:span></text:p>
      <text:p text:style-name="Preformatted_20_Text"><text:span text:style-name="Source_20_Text"><text:span text:style-name="T22">对进程调度器的数据结构进行初始化，创建运行队列，设置当前任务的空线程，当前任务的调度策略为CFS调度器</text:span></text:span></text:p>
      <text:p text:style-name="Preformatted_20_Text"><text:span text:style-name="Source_20_Text"><text:span text:style-name="T22">preempt_disable();</text:span></text:span></text:p>
      <text:p text:style-name="Preformatted_20_Text"><text:span text:style-name="Source_20_Text"><text:span text:style-name="T22"><text:tab/>关闭优先级调度：由于每个进程任务都有优先级，目前系统还没完全初始化，还不能打开优先级调度</text:span></text:span></text:p>
      <text:p text:style-name="Preformatted_20_Text"><text:span text:style-name="Source_20_Text"><text:span text:style-name="T22">radix_tree_init();</text:span></text:span></text:p>
      <text:p text:style-name="P22"><text:span text:style-name="Source_20_Text"><text:span text:style-name="T22"><text:tab/>内核radix树算法初始化</text:span></text:span></text:p>
      <text:p text:style-name="Preformatted_20_Text"><text:span text:style-name="Source_20_Text"><text:span text:style-name="T22">housekeeping_init();</text:span></text:span></text:p>
      <text:p text:style-name="Preformatted_20_Text"><text:span text:style-name="Source_20_Text"><text:span text:style-name="T22">workqueue_init_early();</text:span></text:span></text:p>
      <text:p text:style-name="Preformatted_20_Text"><text:span text:style-name="Source_20_Text"><text:span text:style-name="T22">rcu_init();</text:span></text:span></text:p>
      <text:p text:style-name="Preformatted_20_Text"><text:span text:style-name="Source_20_Text"><text:span text:style-name="T22">trace_init();</text:span></text:span></text:p>
      <text:p text:style-name="Preformatted_20_Text"><text:span text:style-name="Source_20_Text"><text:span text:style-name="T22">context_tracking_init();</text:span></text:span></text:p>
      <text:p text:style-name="Preformatted_20_Text"><text:span text:style-name="Source_20_Text"><text:span text:style-name="T22">early_irq_init();</text:span></text:span></text:p>
      <text:p text:style-name="Preformatted_20_Text"><text:span text:style-name="Source_20_Text"><text:span text:style-name="T22"><text:tab/>前期外部中断描述符初始化，主要初始化数据结构</text:span></text:span></text:p>
      <text:p text:style-name="Preformatted_20_Text"><text:span text:style-name="Source_20_Text"><text:span text:style-name="T22">init_IRQ();</text:span></text:span></text:p>
      <text:p text:style-name="Preformatted_20_Text"><text:span text:style-name="Source_20_Text"><text:span text:style-name="T22"><text:tab/>对应架构特定的中断初始化函数</text:span></text:span></text:p>
      <text:p text:style-name="Preformatted_20_Text"><text:span text:style-name="Source_20_Text"><text:span text:style-name="T22">tick_init();</text:span></text:span></text:p>
      <text:p text:style-name="Preformatted_20_Text"><text:span text:style-name="Source_20_Text"><text:span text:style-name="T22">rcu_init_nohz();</text:span></text:span></text:p>
      <text:p text:style-name="Preformatted_20_Text"><text:span text:style-name="Source_20_Text"><text:span text:style-name="T22">init_timers();</text:span></text:span></text:p>
      <text:p text:style-name="Preformatted_20_Text"><text:span text:style-name="Source_20_Text"><text:span text:style-name="T22"><text:tab/>初始化引导CPU的时钟相关的数据结构，注册时钟的回调函数，当时钟到达时可以回调时钟处理函数，最后初始化时钟软件中断处理</text:span></text:span></text:p>
      <text:p text:style-name="Preformatted_20_Text"><text:span text:style-name="Source_20_Text"><text:span text:style-name="T22">hrtimers_init();</text:span></text:span></text:p>
      <text:p text:style-name="Preformatted_20_Text"><text:span text:style-name="Source_20_Text"><text:span text:style-name="T22"><text:tab/>初始化高精度的定时器，并设置回调函数</text:span></text:span></text:p>
      <text:p text:style-name="Preformatted_20_Text"><text:span text:style-name="Source_20_Text"><text:span text:style-name="T22">softirq_init();</text:span></text:span></text:p>
      <text:p text:style-name="Preformatted_20_Text"><text:span text:style-name="Source_20_Text"><text:span text:style-name="T22"><text:tab/>初始化软件中断，软件中断与硬件中断区别就是中断发生时，软件中断是使用线程来监视中断信号，而硬件中断是使用CPU硬件来监视中断</text:span></text:span></text:p>
      <text:p text:style-name="Preformatted_20_Text"><text:span text:style-name="Source_20_Text"><text:span text:style-name="T22">timekeeping_init();</text:span></text:span></text:p>
      <text:p text:style-name="Preformatted_20_Text"><text:span text:style-name="Source_20_Text"><text:span text:style-name="T22"><text:tab/>初始化系统时钟计时，并初始化内核里与时钟计时相关的变量</text:span></text:span></text:p>
      <text:p text:style-name="Preformatted_20_Text"><text:span text:style-name="Source_20_Text"><text:span text:style-name="T22">time_init();</text:span></text:span></text:p>
      <text:p text:style-name="Preformatted_20_Text"><text:span text:style-name="Source_20_Text"><text:span text:style-name="T22"><text:tab/>初始化系统时钟</text:span></text:span></text:p>
      <text:p text:style-name="Preformatted_20_Text"><text:span text:style-name="Source_20_Text"><text:span text:style-name="T22">sched_clock_postinit();</text:span></text:span></text:p>
      <text:p text:style-name="Preformatted_20_Text"><text:span text:style-name="Source_20_Text"><text:span text:style-name="T22">printk_safe_init();</text:span></text:span></text:p>
      <text:p text:style-name="Preformatted_20_Text"><text:span text:style-name="Source_20_Text"><text:span text:style-name="T22">perf_event_init();</text:span></text:span></text:p>
      <text:p text:style-name="Preformatted_20_Text"><text:span text:style-name="Source_20_Text"><text:span text:style-name="T22">profile_init();</text:span></text:span></text:p>
      <text:p text:style-name="Preformatted_20_Text"><text:span text:style-name="Source_20_Text"><text:span text:style-name="T22"><text:tab/>分配内核性能统计保存的内存，以便统计的性能变量可以保存到这里</text:span></text:span></text:p>
      <text:p text:style-name="Preformatted_20_Text"><text:span text:style-name="Source_20_Text"><text:span text:style-name="T22">call_function_init();</text:span></text:span></text:p>
      <text:p text:style-name="Preformatted_20_Text"><text:span text:style-name="Source_20_Text"><text:span text:style-name="T22"><text:tab/>初始化所有CPU的call_</text:span></text:span><text:span text:style-name="Source_20_Text"><text:span text:style-name="T25">singel_queue同时注册CPU热插播通知函数到CPU通知链中</text:span></text:span></text:p>
      <text:p text:style-name="Preformatted_20_Text"><text:span text:style-name="Source_20_Text"><text:span text:style-name="T22">WARN(!irqs_disabled(), "Interrupts were enabled early\n");</text:span></text:span></text:p>
      <text:p text:style-name="Preformatted_20_Text"><text:span text:style-name="Source_20_Text"><text:span text:style-name="T22">local_irq_enable();</text:span></text:span></text:p>
      <text:p text:style-name="Preformatted_20_Text"><text:span text:style-name="Source_20_Text"><text:span text:style-name="T22"><text:tab/>打开本CPU的中断，对应前面的</text:span></text:span><text:span text:style-name="Source_20_Text"><text:span text:style-name="T26">local_irq_disable()</text:span></text:span></text:p>
      <text:p text:style-name="Preformatted_20_Text"><text:span text:style-name="Source_20_Text"><text:span text:style-name="T22">kmem_cache_init_late();</text:span></text:span></text:p>
      <text:p text:style-name="Preformatted_20_Text"><text:span text:style-name="Source_20_Text"><text:span text:style-name="T22"><text:tab/>内核内存缓存的后期初始化，完成后即可使用通用内存缓存</text:span></text:span></text:p>
      <text:p text:style-name="Preformatted_20_Text"><text:span text:style-name="Source_20_Text"><text:span text:style-name="T38">console_init();</text:span></text:span></text:p>
      <text:p text:style-name="Preformatted_20_Text"><text:span text:style-name="Source_20_Text"><text:span text:style-name="T22"><text:tab/>初始化控制台，此函数之后就可以输出内容到控制台了，此前只能写到缓冲区</text:span></text:span></text:p>
      <text:p text:style-name="Preformatted_20_Text"><text:span text:style-name="Source_20_Text"><text:span text:style-name="T22">page_ext_init();</text:span></text:span></text:p>
      <text:p text:style-name="Preformatted_20_Text"><text:span text:style-name="Source_20_Text"><text:span text:style-name="T22"><text:tab/>初始化容器组的页面内存分配</text:span></text:span></text:p>
      <text:p text:style-name="Preformatted_20_Text"><text:span text:style-name="Source_20_Text"><text:span text:style-name="T22">kmemleak_init();</text:span></text:span></text:p>
      <text:p text:style-name="Preformatted_20_Text"><text:span text:style-name="Source_20_Text"><text:span text:style-name="T22"><text:tab/>内核内存泄漏检测机制初始化</text:span></text:span></text:p>
      <text:p text:style-name="Preformatted_20_Text"><text:soft-page-break/><text:span text:style-name="Source_20_Text"><text:span text:style-name="T22">debug_objects_mem_init();</text:span></text:span></text:p>
      <text:p text:style-name="Preformatted_20_Text"><text:span text:style-name="Source_20_Text"><text:span text:style-name="T22">setup_per_cpu_pageset();</text:span></text:span></text:p>
      <text:p text:style-name="Preformatted_20_Text"><text:span text:style-name="Source_20_Text"><text:span text:style-name="T22"><text:tab/>创建每个CPU的高速缓存集合数组并初始化，此前只有启动页组</text:span></text:span></text:p>
      <text:p text:style-name="Preformatted_20_Text"><text:span text:style-name="Source_20_Text"><text:span text:style-name="T22">numa_policy_init();</text:span></text:span></text:p>
      <text:p text:style-name="Preformatted_20_Text"><text:span text:style-name="Source_20_Text"><text:span text:style-name="T22"><text:tab/>初始化NUMA的内存访问策略</text:span></text:span></text:p>
      <text:p text:style-name="Preformatted_20_Text"><text:span text:style-name="Source_20_Text"><text:span text:style-name="T22">acpi_early_init();</text:span></text:span></text:p>
      <text:p text:style-name="Preformatted_20_Text"><text:span text:style-name="Source_20_Text"><text:span text:style-name="T22">calibrate_delay();</text:span></text:span></text:p>
      <text:p text:style-name="Preformatted_20_Text"><text:span text:style-name="Source_20_Text"><text:span text:style-name="T22"><text:tab/>计算CPU需要校准的执行时间</text:span></text:span></text:p>
      <text:p text:style-name="Preformatted_20_Text"><text:span text:style-name="Source_20_Text"><text:span text:style-name="T22">pid_idr_init();</text:span></text:span></text:p>
      <text:p text:style-name="Preformatted_20_Text"><text:span text:style-name="Source_20_Text"><text:span text:style-name="T22"><text:tab/>进程位图初始化</text:span></text:span></text:p>
      <text:p text:style-name="Preformatted_20_Text"><text:span text:style-name="Source_20_Text"><text:span text:style-name="T22">anon_vma_init();</text:span></text:span></text:p>
      <text:p text:style-name="Preformatted_20_Text"><text:span text:style-name="Source_20_Text"><text:span text:style-name="T22"><text:tab/>初始化反向</text:span></text:span><text:span text:style-name="Source_20_Text"><text:span text:style-name="T27">2映射的匿名内存，提供反向查找内存的结构指针位置，快速的回收内存</text:span></text:span></text:p>
      <text:p text:style-name="Preformatted_20_Text"><text:span text:style-name="Source_20_Text"><text:span text:style-name="T22">thread_stack_cache_init();</text:span></text:span></text:p>
      <text:p text:style-name="Preformatted_20_Text"><text:span text:style-name="Source_20_Text"><text:span text:style-name="T22"><text:tab/>线程信息的缓存初始化</text:span></text:span></text:p>
      <text:p text:style-name="Preformatted_20_Text"><text:span text:style-name="Source_20_Text"><text:span text:style-name="T22">cred_init();</text:span></text:span></text:p>
      <text:p text:style-name="Preformatted_20_Text"><text:span text:style-name="Source_20_Text"><text:span text:style-name="T22"><text:tab/>任务信用系统初始化</text:span></text:span></text:p>
      <text:p text:style-name="Preformatted_20_Text"><text:span text:style-name="Source_20_Text"><text:span text:style-name="T22">fork_init();</text:span></text:span></text:p>
      <text:p text:style-name="Preformatted_20_Text"><text:span text:style-name="Source_20_Text"><text:span text:style-name="T22"><text:tab/>根据当前物理内存计算出可以创建进程（线程）的最大数量，并进行进程环境初始化，为</text:span></text:span><text:span text:style-name="Source_20_Text"><text:span text:style-name="T27">task_struct分配空间</text:span></text:span></text:p>
      <text:p text:style-name="Preformatted_20_Text"><text:span text:style-name="Source_20_Text"><text:span text:style-name="T22">proc_caches_init();</text:span></text:span></text:p>
      <text:p text:style-name="Preformatted_20_Text"><text:span text:style-name="Source_20_Text"><text:span text:style-name="T22"><text:tab/>进程缓存初始化，为进程初始化创建机制所需的其他数据结构申请空间</text:span></text:span></text:p>
      <text:p text:style-name="Preformatted_20_Text"><text:span text:style-name="Source_20_Text"><text:span text:style-name="T22">buffer_init();</text:span></text:span></text:p>
      <text:p text:style-name="Preformatted_20_Text"><text:span text:style-name="Source_20_Text"><text:span text:style-name="T22"><text:tab/>初始化文件系统的缓冲区，并计算最大可以使用的文件缓存</text:span></text:span></text:p>
      <text:p text:style-name="Preformatted_20_Text"><text:span text:style-name="Source_20_Text"><text:span text:style-name="T22">key_init();</text:span></text:span></text:p>
      <text:p text:style-name="Preformatted_20_Text"><text:span text:style-name="Source_20_Text"><text:span text:style-name="T22"><text:tab/>初始化内核安全键管理列表的结构，内核密钥管理系统</text:span></text:span></text:p>
      <text:p text:style-name="Preformatted_20_Text"><text:span text:style-name="Source_20_Text"><text:span text:style-name="T22">security_init();</text:span></text:span></text:p>
      <text:p text:style-name="P23"><text:span text:style-name="Source_20_Text"><text:span text:style-name="T22"><text:tab/>初始化内核安全管理框架，以便提供访问文件/登录等权限</text:span></text:span></text:p>
      <text:p text:style-name="Preformatted_20_Text"><text:span text:style-name="Source_20_Text"><text:span text:style-name="T22">dbg_late_init();</text:span></text:span></text:p>
      <text:p text:style-name="P23"><text:span text:style-name="Source_20_Text"><text:span text:style-name="T22"><text:tab/>内核调试系统后期初始化</text:span></text:span></text:p>
      <text:p text:style-name="Preformatted_20_Text"><text:span text:style-name="Source_20_Text"><text:span text:style-name="T22">vfs_caches_init();</text:span></text:span></text:p>
      <text:p text:style-name="P23"><text:span text:style-name="Source_20_Text"><text:span text:style-name="T22"><text:tab/>虚拟文件系统进行缓存初始化，提高虚拟文件系统的访问速度</text:span></text:span></text:p>
      <text:p text:style-name="Preformatted_20_Text"><text:span text:style-name="Source_20_Text"><text:span text:style-name="T22">pagecache_init();</text:span></text:span></text:p>
      <text:p text:style-name="Preformatted_20_Text"><text:span text:style-name="Source_20_Text"><text:span text:style-name="T22">signals_init();</text:span></text:span></text:p>
      <text:p text:style-name="P23"><text:span text:style-name="Source_20_Text"><text:span text:style-name="T22"><text:tab/>初始化信号队列缓存信号处理系统</text:span></text:span></text:p>
      <text:p text:style-name="Preformatted_20_Text"><text:span text:style-name="Source_20_Text"><text:span text:style-name="T22">proc_root_init();</text:span></text:span></text:p>
      <text:p text:style-name="Preformatted_20_Text"><text:span text:style-name="Source_20_Text"><text:span text:style-name="T22"><text:tab/>初始化系统进程文件系统，主要提供内核与用户进行交互的平台，方便用户实时查看进程的信息</text:span></text:span></text:p>
      <text:p text:style-name="Preformatted_20_Text"><text:span text:style-name="Source_20_Text"><text:span text:style-name="T22">nsfs_init();</text:span></text:span></text:p>
      <text:p text:style-name="Preformatted_20_Text"><text:span text:style-name="Source_20_Text"><text:span text:style-name="T22">cpuset_init();</text:span></text:span></text:p>
      <text:p text:style-name="P24"><text:span text:style-name="Source_20_Text"><text:span text:style-name="T22"><text:tab/>初始化CPUSET，CPUSET主要为控制组提供CPU内存节点的管理的结构</text:span></text:span></text:p>
      <text:p text:style-name="Preformatted_20_Text"><text:span text:style-name="Source_20_Text"><text:span text:style-name="T22">cgroup_init();</text:span></text:span></text:p>
      <text:p text:style-name="P23"><text:span text:style-name="Source_20_Text"><text:span text:style-name="T22"><text:tab/>进程控制组正式初始化，主要用来为进程和其他子程提供性能控制</text:span></text:span></text:p>
      <text:p text:style-name="Preformatted_20_Text"><text:span text:style-name="Source_20_Text"><text:span text:style-name="T22">taskstats_init_early();</text:span></text:span></text:p>
      <text:p text:style-name="Preformatted_20_Text"><text:span text:style-name="Source_20_Text"><text:span text:style-name="T22"><text:tab/>任务状态早期初始化，为结构体获取高速缓存，并初始化互斥机制</text:span></text:span></text:p>
      <text:p text:style-name="Preformatted_20_Text"><text:span text:style-name="Source_20_Text"><text:span text:style-name="T22">delayacct_init();</text:span></text:span></text:p>
      <text:p text:style-name="Preformatted_20_Text"><text:span text:style-name="Source_20_Text"><text:span text:style-name="T22"><text:tab/>初始化任务延迟机制、每个任务的延迟计数</text:span></text:span></text:p>
      <text:p text:style-name="Preformatted_20_Text"><text:span text:style-name="Source_20_Text"><text:span text:style-name="T22">check_bugs();</text:span></text:span></text:p>
      <text:p text:style-name="Preformatted_20_Text"><text:span text:style-name="Source_20_Text"><text:span text:style-name="T22"><text:tab/>检查CPU配置、FPU等是否非法使用不具备的功能，检查CPUBUG</text:span></text:span></text:p>
      <text:p text:style-name="Preformatted_20_Text"><text:span text:style-name="Source_20_Text"><text:span text:style-name="T22">acpi_subsystem_init();</text:span></text:span></text:p>
      <text:p text:style-name="Preformatted_20_Text"><text:span text:style-name="Source_20_Text"><text:span text:style-name="T22"><text:tab/>初始化ACPI电源管理</text:span></text:span></text:p>
      <text:p text:style-name="Preformatted_20_Text"><text:span text:style-name="Source_20_Text"><text:span text:style-name="T22">arch_post_acpi_subsys_init();</text:span></text:span></text:p>
      <text:p text:style-name="Preformatted_20_Text"><text:span text:style-name="Source_20_Text"><text:span text:style-name="T22">sfi_init_late();</text:span></text:span></text:p>
      <text:p text:style-name="Preformatted_20_Text"><text:span text:style-name="Source_20_Text"><text:span text:style-name="T22"><text:tab/>SFI初始程序晚期设置函数</text:span></text:span></text:p>
      <text:p text:style-name="Preformatted_20_Text"><text:span text:style-name="Source_20_Text"><text:span text:style-name="T22">rest_init();</text:span></text:span></text:p>
      <text:p text:style-name="Preformatted_20_Text"><text:span text:style-name="Source_20_Text"><text:span text:style-name="T22"><text:tab/>剩余的初始化</text:span></text:span></text:p>
      <text:p text:style-name="Preformatted_20_Text"><text:span text:style-name="Source_20_Text"><text:span text:style-name="T22"/></text:span></text:p>
      <text:p text:style-name="Preformatted_20_Text"><text:span text:style-name="Source_20_Text"><text:span text:style-name="T22"/></text:span></text:p>
      <text:p text:style-name="Preformatted_20_Text"><text:span text:style-name="Source_20_Text"><text:span text:style-name="T22"/></text:span></text:p>
      <text:p text:style-name="Preformatted_20_Text"><text:span text:style-name="Source_20_Text"><text:span text:style-name="T22"/></text:span></text:p>
      <text:p text:style-name="P26"><text:soft-page-break/><text:span text:style-name="Source_20_Text"><text:span text:style-name="T46">重要步骤举例：</text:span></text:span></text:p>
      <text:p text:style-name="P25"><text:span text:style-name="Source_20_Text"><text:span text:style-name="T41">setup_arch(&amp;command_line);</text:span></text:span></text:p>
      <text:p text:style-name="P25"><text:span text:style-name="Source_20_Text"><text:span text:style-name="T40">内核架构相关初始化函数</text:span></text:span></text:p>
      <text:p text:style-name="P25"><text:span text:style-name="Source_20_Text"><text:span text:style-name="T40">位于</text:span></text:span><text:a xlink:type="simple" xlink:href="https://github.com/torvalds/linux/blob/master/arch/x86/kernel/setup.c" office:target-frame-name="_blank" xlink:show="new" text:style-name="Internet_20_link" text:visited-style-name="Visited_20_Internet_20_Link"><text:span text:style-name="Source_20_Text">arch/x86/kernel/setup.c</text:span></text:a></text:p>
      <text:p text:style-name="Preformatted_20_Text"><text:span text:style-name="Source_20_Text"><text:span text:style-name="T40">函数解析内核的段_text和_data</text:span></text:span></text:p>
      <text:p text:style-name="Preformatted_20_Text"><text:span text:style-name="Source_20_Text"><text:span text:style-name="T22">memblock_reserve(__pa_symbol(_text),</text:span></text:span></text:p>
      <text:p text:style-name="Preformatted_20_Text"><text:span text:style-name="Source_20_Text"><text:span text:style-name="T22"><text:s text:c="25"/>(unsigned long)__bss_stop - (unsigned long)_text);</text:span></text:span></text:p>
      <text:p text:style-name="Preformatted_20_Text"><text:span text:style-name="Source_20_Text"><text:span text:style-name="T22"><text:tab/>通过__pa_symbol宏指令来获取符号表_text段中的物理地址，调用 __phys_reloc_hide 宏指令来填充参数；对内存页进行分配</text:span></text:span></text:p>
      <text:p text:style-name="Preformatted_20_Text"><text:span text:style-name="Source_20_Text"><text:span text:style-name="T22">early_reserve_initrd();</text:span></text:span></text:p>
      <text:p text:style-name="Preformatted_20_Text"><text:span text:style-name="Source_20_Text"><text:span text:style-name="T22"><text:tab/>保留替换内核的text和data段用来初始化</text:span></text:span><text:a xlink:type="simple" xlink:href="http://en.wikipedia.org/wiki/Initrd" office:target-frame-name="_blank" xlink:show="new" text:style-name="Internet_20_link" text:visited-style-name="Visited_20_Internet_20_Link"><text:span text:style-name="Source_20_Text"><text:span text:style-name="T22">initrd</text:span></text:span></text:a><text:span text:style-name="Source_20_Text"><text:span text:style-name="T22">，此函数获取RAM DISK的基地址以及大小以及大小加偏移。</text:span></text:span></text:p>
      <text:p text:style-name="Preformatted_20_Text"><text:span text:style-name="Source_20_Text"><text:span text:style-name="T22">olpc_ofw_detect();</text:span></text:span></text:p>
      <text:p text:style-name="Preformatted_20_Text"><text:span text:style-name="Source_20_Text"><text:span text:style-name="T22"><text:tab/>检测系统是否支持 </text:span></text:span><text:a xlink:type="simple" xlink:href="http://wiki.laptop.org/go/OFW_FAQ" office:target-frame-name="_blank" xlink:show="new" text:style-name="Internet_20_link" text:visited-style-name="Visited_20_Internet_20_Link"><text:span text:style-name="Source_20_Text"><text:span text:style-name="T22">One Laptop Per Child support</text:span></text:span></text:a></text:p>
      <text:p text:style-name="Preformatted_20_Text"><text:span text:style-name="Source_20_Text"><text:span text:style-name="T32">early_trap_init</text:span></text:span><text:span text:style-name="Source_20_Text"><text:span text:style-name="T33">();</text:span></text:span></text:p>
      <text:p text:style-name="Preformatted_20_Text"><text:span text:style-name="Source_20_Text"><text:span text:style-name="T22"><text:tab/>初始化调试功能</text:span></text:span></text:p>
      <text:p text:style-name="Preformatted_20_Text"><text:span text:style-name="Source_20_Text"><text:span text:style-name="T22"><text:tab/></text:span></text:span><text:span text:style-name="Source_20_Text"><text:span text:style-name="T28">调用的函数需要三个参数：中断号，中断/异常处理函数的基地址，在非屏蔽中断等类似事件中切换新的特殊栈的特性名称</text:span></text:span></text:p>
      <text:p text:style-name="Preformatted_20_Text"><text:span text:style-name="Source_20_Text"><text:span text:style-name="T22"><text:tab/>set_intr_gate_ist(X86_TRAP_DB, &amp;debug, DEBUG_STACK);</text:span></text:span></text:p>
      <text:p text:style-name="Preformatted_20_Text"><text:span text:style-name="Source_20_Text"><text:span text:style-name="T22"><text:tab/>把 </text:span></text:span><text:a xlink:type="simple" xlink:href="http://en.wikipedia.org/wiki/Privilege_level" office:target-frame-name="_blank" xlink:show="new" text:style-name="Internet_20_link" text:visited-style-name="Visited_20_Internet_20_Link"><text:span text:style-name="Source_20_Text"><text:span text:style-name="T22">dpl</text:span></text:span></text:a><text:span text:style-name="Source_20_Text"><text:span text:style-name="T22"> 和 ist 置为 0 来调用 _set_gate</text:span></text:span></text:p>
      <text:p text:style-name="Preformatted_20_Text"><text:span text:style-name="Source_20_Text"><text:span text:style-name="T22"><text:tab/>set_system_intr_gate_ist(X86_TRAP_BP, &amp;int3, DEBUG_STACK);</text:span></text:span></text:p>
      <text:p text:style-name="Preformatted_20_Text"><text:span text:style-name="Source_20_Text"><text:tab/></text:span><text:span text:style-name="Source_20_Text"><text:span text:style-name="T22">把 dpl 设置为优先级最低的 0x3。 当中断发生时，硬件加载这个描述符，然后硬件根据 IST 的值自动设置新的栈指针。 之后激活对应的中断处理函数。所有的特殊内核栈会在 cpu_init 函数中设置好</text:span></text:span></text:p>
      <text:p text:style-name="Preformatted_20_Text"><text:span text:style-name="Source_20_Text"><text:span text:style-name="T22"><text:tab/>load_idt(&amp;idt_descr);</text:span></text:span></text:p>
      <text:p text:style-name="Preformatted_20_Text"><text:span text:style-name="Source_20_Text"><text:span text:style-name="T22"><text:tab/>当#DB和#BP门向idt_descr有写操作时，调用此函数来执行ldtr指令来重新加载 IDT 表</text:span></text:span></text:p>
      <text:p text:style-name="Preformatted_20_Text"><text:span text:style-name="Source_20_Text"><text:span text:style-name="T22">early_ioremap_init();</text:span></text:span></text:p>
      <text:p text:style-name="Preformatted_20_Text"><text:span text:style-name="Source_20_Text"><text:span text:style-name="T22"><text:tab/>初始化早期的 ioremap，把 I/O 内存映射到内核地址空间以方便读取</text:span></text:span></text:p>
      <text:p text:style-name="Preformatted_20_Text"><text:span text:style-name="Source_20_Text"><text:span text:style-name="T22">ROOT_DEV = old_decode_dev(boot_params.hdr.root_dev);</text:span></text:span></text:p>
      <text:p text:style-name="Preformatted_20_Text"><text:span text:style-name="Source_20_Text"><text:tab/>这段代码用来获取根设备的主次设备号。后面 initrd 会通过 do_mount_root 函数挂载到这个</text:span><text:span text:style-name="Source_20_Text"><text:span text:style-name="T22">根设备上。其中主设备号用来识别和这个设备有关的驱动。 次设备号用来表示使用该驱动的各设备</text:span></text:span></text:p>
      <text:p text:style-name="Preformatted_20_Text"><text:span text:style-name="Source_20_Text"><text:span text:style-name="T22">screen_info = boot_params.screen_info;</text:span></text:span></text:p>
      <text:p text:style-name="Preformatted_20_Text"><text:span text:style-name="Source_20_Text"><text:span text:style-name="T22">edid_info = boot_params.edid_info;</text:span></text:span></text:p>
      <text:p text:style-name="Preformatted_20_Text"><text:span text:style-name="Source_20_Text"><text:span text:style-name="T22">apm_info.bios = boot_params.apm_bios_info;</text:span></text:span></text:p>
      <text:p text:style-name="Preformatted_20_Text"><text:span text:style-name="Source_20_Text"><text:span text:style-name="T22">ist_info = boot_params.ist_info;</text:span></text:span></text:p>
      <text:p text:style-name="Preformatted_20_Text"><text:span text:style-name="Source_20_Text"><text:span text:style-name="T22">saved_video_mode = boot_params.hdr.vid_mode;</text:span></text:span></text:p>
      <text:p text:style-name="Preformatted_20_Text"><text:span text:style-name="Source_20_Text"><text:span text:style-name="T22">bootloader_type = boot_params.hdr.type_of_loader;</text:span></text:span></text:p>
      <text:p text:style-name="Preformatted_20_Text"><text:span text:style-name="Source_20_Text"><text:span text:style-name="T22">bootloader_version <text:s/>= bootloader_type &amp; 0xf;</text:span></text:span></text:p>
      <text:p text:style-name="Preformatted_20_Text"><text:span text:style-name="Source_20_Text"><text:span text:style-name="T22">bootloader_version |= boot_params.hdr.ext_loader_ver &lt;&lt; 4;</text:span></text:span></text:p>
      <text:p text:style-name="Preformatted_20_Text"><text:span text:style-name="Source_20_Text"><text:span text:style-name="T22"><text:tab/>设置与显示屏有关的参数（目前有行、列，视频页等）与拓展显示识别数据，视频模式，引导启动器类型等参数</text:span></text:span></text:p>
      <text:p text:style-name="Preformatted_20_Text"><text:span text:style-name="Source_20_Text"><text:span text:style-name="T22">e820__memory_setup();</text:span></text:span></text:p>
      <text:p text:style-name="Preformatted_20_Text"><text:span text:style-name="Source_20_Text"><text:span text:style-name="T22"><text:tab/>设置内存映射</text:span></text:span></text:p>
      <text:p text:style-name="Preformatted_20_Text"><text:span text:style-name="Source_20_Text"><text:span text:style-name="T22">parse_setup_data();</text:span></text:span></text:p>
      <text:p text:style-name="Preformatted_20_Text"><text:span text:style-name="Source_20_Text"><text:span text:style-name="T22"><text:tab/>解析 setup_data，并且把 BIOS的EDD信息复制到安全的地方（setup_data 是内核启动头中包含的字段）</text:span></text:span></text:p>
      <text:p text:style-name="Preformatted_20_Text"><text:span text:style-name="Source_20_Text"><text:span text:style-name="T22">mpx_mm_init(&amp;init_mm);</text:span></text:span></text:p>
      <text:p text:style-name="Preformatted_20_Text"><text:span text:style-name="Source_20_Text"><text:span text:style-name="T22"><text:tab/>完成 Intel 内存保护扩展的初始化</text:span></text:span></text:p>
      <text:p text:style-name="Preformatted_20_Text"><text:span text:style-name="Source_20_Text"><text:span text:style-name="T22">x86_configure_nx();</text:span></text:span></text:p>
      <text:p text:style-name="Preformatted_20_Text"><text:span text:style-name="Source_20_Text"><text:span text:style-name="T22"><text:tab/>检查 CPU 是否支持 NX-bit，以及是否被禁用</text:span></text:span></text:p>
      <text:p text:style-name="Preformatted_20_Text"><text:span text:style-name="Source_20_Text"><text:span text:style-name="T22">parse_early_param();</text:span></text:span></text:p>
      <text:p text:style-name="Preformatted_20_Text"><text:span text:style-name="Source_20_Text"><text:span text:style-name="T22"><text:tab/></text:span></text:span><text:bookmark text:name="result_box5"/><text:span text:style-name="Source_20_Text"><text:span text:style-name="T31">定义了两个静态变量。第一个检查</text:span></text:span><text:span text:style-name="Source_20_Text"><text:span text:style-name="T34">parse_early_param</text:span></text:span><text:span text:style-name="Source_20_Text"><text:span text:style-name="T31">已经调用，第二个是内核命令行的临时存储</text:span></text:span></text:p>
      <text:p text:style-name="Preformatted_20_Text"><text:bookmark text:name="result_box6"/><text:span text:style-name="Source_20_Text"><text:span text:style-name="T22">x86_report_nx</text:span></text:span></text:p>
      <text:p text:style-name="Preformatted_20_Text"><text:span text:style-name="Source_20_Text"><text:span text:style-name="T31"><text:tab/></text:span></text:span><text:bookmark text:name="result_box7"/><text:span text:style-name="Source_20_Text"><text:span text:style-name="T31">已经用</text:span></text:span><text:span text:style-name="Source_20_Text"><text:span text:style-name="T34">x86_configure_nx</text:span></text:span><text:span text:style-name="Source_20_Text"><text:span text:style-name="T31">设置了</text:span></text:span><text:span text:style-name="Source_20_Text"><text:span text:style-name="T34">NX</text:span></text:span><text:span text:style-name="Source_20_Text"><text:span text:style-name="T31">位，故此函数</text:span></text:span><text:bookmark text:name="result_box8"/><text:span text:style-name="Source_20_Text"><text:span text:style-name="T31">仅显示有关</text:span></text:span><text:span text:style-name="Source_20_Text"><text:span text:style-name="T34">NX</text:span></text:span><text:span text:style-name="Source_20_Text"><text:span text:style-name="T31">的信息</text:span></text:span></text:p>
      <text:p text:style-name="Preformatted_20_Text"><text:span text:style-name="Source_20_Text"><text:span text:style-name="T22">memblock_x86_reserve_range_setup_data();</text:span></text:span></text:p>
      <text:p text:style-name="Preformatted_20_Text"><text:span text:style-name="Source_20_Text"><text:span text:style-name="T31"><text:tab/></text:span></text:span><text:bookmark text:name="result_box9"/><text:span text:style-name="Source_20_Text"><text:span text:style-name="T31">为</text:span></text:span><text:span text:style-name="Source_20_Text"><text:span text:style-name="T34">setup_data</text:span></text:span><text:span text:style-name="Source_20_Text"><text:span text:style-name="T31">和</text:span></text:span><text:span text:style-name="Source_20_Text"><text:span text:style-name="T34">setup_data</text:span></text:span><text:span text:style-name="Source_20_Text"><text:span text:style-name="T31">的保留内存块重新映射内存</text:span></text:span></text:p>
      <text:p text:style-name="Preformatted_20_Text"><text:span text:style-name="Source_20_Text"><text:span text:style-name="T22"><text:tab/>if (acpi_mps_check()) {</text:span></text:span></text:p>
      <text:p text:style-name="Preformatted_20_Text"><text:soft-page-break/><text:span text:style-name="Source_20_Text"><text:span text:style-name="T22">#ifdef CONFIG_X86_LOCAL_APIC</text:span></text:span></text:p>
      <text:p text:style-name="Preformatted_20_Text"><text:span text:style-name="Source_20_Text"><text:span text:style-name="T22"><text:s text:c="8"/>disable_apic = 1;</text:span></text:span></text:p>
      <text:p text:style-name="Preformatted_20_Text"><text:span text:style-name="Source_20_Text"><text:span text:style-name="T22">#endif</text:span></text:span></text:p>
      <text:p text:style-name="Preformatted_20_Text"><text:span text:style-name="Source_20_Text"><text:span text:style-name="T22"><text:s text:c="8"/>setup_clear_cpu_cap(X86_FEATURE_APIC);</text:span></text:span></text:p>
      <text:p text:style-name="Preformatted_20_Text"><text:span text:style-name="Source_20_Text"><text:span text:style-name="T22"><text:s text:c="4"/>}</text:span></text:span></text:p>
      <text:p text:style-name="Preformatted_20_Text"><text:span text:style-name="Source_20_Text"><text:span text:style-name="T22">if条件中int __init acpi_mps_check(void)</text:span></text:span><text:bookmark text:name="result_box10"/><text:span text:style-name="Source_20_Text"><text:span text:style-name="T31">检查了内置的</text:span></text:span><text:span text:style-name="Source_20_Text"><text:span text:style-name="T36">MPS</text:span></text:span><text:span text:style-name="Source_20_Text"><text:span text:style-name="T31">或多处理器规格表。</text:span></text:span><text:bookmark text:name="result_box11"/><text:span text:style-name="Source_20_Text"><text:span text:style-name="T31">如果</text:span></text:span><text:span text:style-name="Source_20_Text"><text:span text:style-name="T34">CONFIG_X86_LOCAL_APIC</text:span></text:span><text:span text:style-name="Source_20_Text"><text:span text:style-name="T31">被设置并且</text:span></text:span><text:span text:style-name="Source_20_Text"><text:span text:style-name="T34">CONFIG_x86_MPPAARSE</text:span></text:span><text:span text:style-name="Source_20_Text"><text:span text:style-name="T31">未被设置，那么如果命令行选项之一</text:span></text:span><text:span text:style-name="Source_20_Text"><text:span text:style-name="T34">acpi = off</text:span></text:span><text:span text:style-name="Source_20_Text"><text:span text:style-name="T31">，</text:span></text:span><text:span text:style-name="Source_20_Text"><text:span text:style-name="T34">acpi = noirq</text:span></text:span><text:span text:style-name="Source_20_Text"><text:span text:style-name="T31">或</text:span></text:span><text:span text:style-name="Source_20_Text"><text:span text:style-name="T34">pci = noacpi</text:span></text:span><text:span text:style-name="Source_20_Text"><text:span text:style-name="T31">传递给内核，</text:span></text:span><text:span text:style-name="Source_20_Text"><text:span text:style-name="T34">acpi_mps_check</text:span></text:span><text:span text:style-name="Source_20_Text"><text:span text:style-name="T31">会打印警告消息。 如果</text:span></text:span><text:span text:style-name="Source_20_Text"><text:span text:style-name="T34">acpi_mps_check</text:span></text:span><text:span text:style-name="Source_20_Text"><text:span text:style-name="T31">返回</text:span></text:span><text:span text:style-name="Source_20_Text"><text:span text:style-name="T34">1</text:span></text:span><text:span text:style-name="Source_20_Text"><text:span text:style-name="T31">，则意味着我们禁用本地</text:span></text:span><text:span text:style-name="Source_20_Text"><text:span text:style-name="T34">APIC</text:span></text:span><text:span text:style-name="Source_20_Text"><text:span text:style-name="T31">并使用</text:span></text:span><text:span text:style-name="Source_20_Text"><text:span text:style-name="T34">setup_clear_cpu_cap</text:span></text:span><text:span text:style-name="Source_20_Text"><text:span text:style-name="T31">宏清除当前</text:span></text:span><text:span text:style-name="Source_20_Text"><text:span text:style-name="T34">CPU</text:span></text:span><text:span text:style-name="Source_20_Text"><text:span text:style-name="T31">中的</text:span></text:span><text:span text:style-name="Source_20_Text"><text:span text:style-name="T34">X86_FEATURE_APIC</text:span></text:span><text:span text:style-name="Source_20_Text"><text:span text:style-name="T31">位</text:span></text:span></text:p>
      <text:p text:style-name="Preformatted_20_Text"><text:span text:style-name="Source_20_Text"><text:span text:style-name="T22"><text:s/>if (pci_early_dump_regs)</text:span></text:span></text:p>
      <text:p text:style-name="Preformatted_20_Text"><text:span text:style-name="Source_20_Text"><text:span text:style-name="T22"><text:s text:c="8"/>early_dump_pci_devices();</text:span></text:span></text:p>
      <text:p text:style-name="Preformatted_20_Text"><text:span text:style-name="Source_20_Text"><text:span text:style-name="T22">e820__reserve_setup_data();</text:span></text:span></text:p>
      <text:p text:style-name="Preformatted_20_Text"><text:span text:style-name="Source_20_Text"><text:span text:style-name="T22">……</text:span></text:span></text:p>
      <text:p text:style-name="Preformatted_20_Text"><text:span text:style-name="Source_20_Text"><text:span text:style-name="T22">e820_add_kernel_range();</text:span></text:span></text:p>
      <text:p text:style-name="Preformatted_20_Text"><text:bookmark text:name="result_box12"/><text:span text:style-name="Source_20_Text"><text:span text:style-name="T31"><text:tab/>与可用内存和</text:span></text:span><text:span text:style-name="Source_20_Text"><text:span text:style-name="T34">e820</text:span></text:span><text:span text:style-name="Source_20_Text"><text:span text:style-name="T31">相关，</text:span></text:span><text:bookmark text:name="result_box14"/><text:span text:style-name="Source_20_Text"><text:span text:style-name="T31">第二个函数获取内核开始和结束的物理地址</text:span></text:span></text:p>
      <text:p text:style-name="Preformatted_20_Text"><text:span text:style-name="Source_20_Text"><text:span text:style-name="T22">dmi_scan_machine();</text:span></text:span></text:p>
      <text:p text:style-name="Preformatted_20_Text"><text:span text:style-name="Source_20_Text"><text:span text:style-name="T22">dmi_memdev_walk();</text:span></text:span></text:p>
      <text:p text:style-name="Preformatted_20_Text"><text:span text:style-name="Source_20_Text"><text:span text:style-name="T22"><text:tab/></text:span></text:span><text:bookmark text:name="result_box15"/><text:span text:style-name="Source_20_Text"><text:span text:style-name="T31">通过桌面管理界面和以下功能获取所有有关计算机的信息</text:span></text:span></text:p>
      <text:p text:style-name="Preformatted_20_Text"><text:span text:style-name="Source_20_Text"><text:span text:style-name="T22">find_smp_config();</text:span></text:span></text:p>
      <text:p text:style-name="Preformatted_20_Text"><text:span text:style-name="Source_20_Text"><text:span text:style-name="T22"><text:tab/></text:span></text:span><text:bookmark text:name="result_box16"/><text:span text:style-name="Source_20_Text"><text:span text:style-name="T31">解析</text:span></text:span><text:span text:style-name="Source_20_Text"><text:span text:style-name="T36">SMP</text:span></text:span><text:span text:style-name="Source_20_Text"><text:span text:style-name="T31">配置</text:span></text:span></text:p>
      <text:p text:style-name="Preformatted_20_Text"><text:span text:style-name="Source_20_Text"><text:span text:style-name="T22">early_alloc_pgt_buf();</text:span></text:span></text:p>
      <text:p text:style-name="Preformatted_20_Text"><text:span text:style-name="Source_20_Text"><text:span text:style-name="T22"><text:tab/></text:span></text:span><text:bookmark text:name="result_box17"/><text:span text:style-name="Source_20_Text"><text:span text:style-name="T31">为早期阶段分配页表缓冲区，页面缓冲区将被放置在</text:span></text:span><text:span text:style-name="Source_20_Text"><text:span text:style-name="T36">brk</text:span></text:span><text:span text:style-name="Source_20_Text"><text:span text:style-name="T31">区域</text:span></text:span></text:p>
      <text:p text:style-name="Preformatted_20_Text"><text:span text:style-name="Source_20_Text"><text:span text:style-name="T22">memblock_set_current_limit(ISA_END_ADDRESS);</text:span></text:span></text:p>
      <text:p text:style-name="Preformatted_20_Text"><text:span text:style-name="Source_20_Text"><text:span text:style-name="T31"><text:tab/></text:span></text:span><text:bookmark text:name="result_box18"/><text:span text:style-name="Source_20_Text"><text:span text:style-name="T31">设置</text:span></text:span><text:span text:style-name="Source_20_Text"><text:span text:style-name="T34">memblock</text:span></text:span><text:span text:style-name="Source_20_Text"><text:span text:style-name="T31">分配的限制</text:span></text:span></text:p>
      <text:p text:style-name="Preformatted_20_Text"><text:span text:style-name="Source_20_Text"><text:span text:style-name="T22">reserve_real_mode();</text:span></text:span></text:p>
      <text:p text:style-name="Preformatted_20_Text"><text:bookmark text:name="result_box19"/><text:span text:style-name="Source_20_Text"><text:span text:style-name="T31"><text:tab/>从蹦床到实模式（用于重启等）保留从</text:span></text:span><text:span text:style-name="Source_20_Text"><text:span text:style-name="T34">0x0</text:span></text:span><text:span text:style-name="Source_20_Text"><text:span text:style-name="T31">到</text:span></text:span><text:span text:style-name="Source_20_Text"><text:span text:style-name="T34">1</text:span></text:span><text:span text:style-name="Source_20_Text"><text:span text:style-name="T31">兆字节的低内存</text:span></text:span></text:p>
      <text:p text:style-name="Preformatted_20_Text"><text:span text:style-name="Source_20_Text"><text:span text:style-name="T34">trim_platform_memory_ranges</text:span></text:span><text:span text:style-name="Source_20_Text"><text:span text:style-name="T35">();</text:span></text:span></text:p>
      <text:p text:style-name="Preformatted_20_Text"><text:span text:style-name="Source_20_Text"><text:span text:style-name="T34"><text:tab/>从0x20050000，0x20110000等开始</text:span></text:span><text:span text:style-name="Source_20_Text"><text:span text:style-name="T31">修剪特定内存区域</text:span></text:span></text:p>
      <text:p text:style-name="Preformatted_20_Text"><text:bookmark text:name="result_box20"/><text:span text:style-name="Source_20_Text"><text:span text:style-name="T34">trim_low_memory_range</text:span></text:span><text:span text:style-name="Source_20_Text"><text:span text:style-name="T35">();</text:span></text:span></text:p>
      <text:p text:style-name="Preformatted_20_Text"><text:span text:style-name="Source_20_Text"><text:span text:style-name="T34"><text:tab/></text:span></text:span><text:span text:style-name="Source_20_Text"><text:span text:style-name="T31">保留</text:span></text:span><text:span text:style-name="Source_20_Text"><text:span text:style-name="T34">memblock</text:span></text:span><text:span text:style-name="Source_20_Text"><text:span text:style-name="T31">中的前</text:span></text:span><text:span text:style-name="Source_20_Text"><text:span text:style-name="T34">4 KB</text:span></text:span><text:span text:style-name="Source_20_Text"><text:span text:style-name="T31">页面</text:span></text:span></text:p>
      <text:p text:style-name="Preformatted_20_Text"><text:span text:style-name="Source_20_Text"><text:span text:style-name="T34">init_mem_mapping</text:span></text:span><text:span text:style-name="Source_20_Text"><text:span text:style-name="T35">();</text:span></text:span></text:p>
      <text:p text:style-name="Preformatted_20_Text"><text:span text:style-name="Source_20_Text"><text:span text:style-name="T31"><text:tab/>重建直接内存映射并设置物理内存在</text:span></text:span><text:span text:style-name="Source_20_Text"><text:span text:style-name="T34">PAGE_OFFSET</text:span></text:span><text:span text:style-name="Source_20_Text"><text:span text:style-name="T31">上的直接映射</text:span></text:span></text:p>
      <text:p text:style-name="Preformatted_20_Text"><text:span text:style-name="Source_20_Text"><text:span text:style-name="T34">early_trap_pf_init</text:span></text:span><text:span text:style-name="Source_20_Text"><text:span text:style-name="T35">();</text:span></text:span></text:p>
      <text:p text:style-name="Preformatted_20_Text"><text:span text:style-name="Source_20_Text"><text:span text:style-name="T34"><text:tab/></text:span></text:span><text:span text:style-name="Source_20_Text"><text:span text:style-name="T31">设置</text:span></text:span><text:span text:style-name="Source_20_Text"><text:span text:style-name="T34">#PF</text:span></text:span><text:span text:style-name="Source_20_Text"><text:span text:style-name="T31">处理程序</text:span></text:span></text:p>
      <text:p text:style-name="Preformatted_20_Text"><text:span text:style-name="Source_20_Text"><text:span text:style-name="T22">setup_log_buf(1);</text:span></text:span></text:p>
      <text:p text:style-name="Preformatted_20_Text"><text:bookmark text:name="result_box21"/><text:span text:style-name="Source_20_Text"><text:span text:style-name="T22"><text:tab/>设置内核循环缓冲区及其长度</text:span></text:span></text:p>
      <text:p text:style-name="Preformatted_20_Text"><text:span text:style-name="Source_20_Text"><text:span text:style-name="T22">reserve_initrd();</text:span></text:span></text:p>
      <text:p text:style-name="Preformatted_20_Text"><text:bookmark text:name="result_box22"/><text:span text:style-name="Source_20_Text"><text:span text:style-name="T31"><text:tab/>从</text:span></text:span><text:span text:style-name="Source_20_Text"><text:span text:style-name="T36">initrd</text:span></text:span><text:span text:style-name="Source_20_Text"><text:span text:style-name="T31">的基地址和结束地址的定义开始，并检查</text:span></text:span><text:span text:style-name="Source_20_Text"><text:span text:style-name="T36">initrd</text:span></text:span><text:span text:style-name="Source_20_Text"><text:span text:style-name="T31">是否由引导加载程序提供</text:span></text:span></text:p>
      <text:p text:style-name="Preformatted_20_Text"><text:bookmark text:name="result_box23"/><text:span text:style-name="Source_20_Text"><text:span text:style-name="T31">获取直接内存区域的映射大小，并检查</text:span></text:span><text:span text:style-name="Source_20_Text"><text:span text:style-name="T36">initrd</text:span></text:span><text:span text:style-name="Source_20_Text"><text:span text:style-name="T31">的大小</text:span></text:span></text:p>
      <text:p text:style-name="Preformatted_20_Text"><text:span text:style-name="Source_20_Text"><text:span text:style-name="T22">io_delay_init();</text:span></text:span></text:p>
      <text:p text:style-name="Preformatted_20_Text"><text:bookmark text:name="result_box24"/><text:span text:style-name="Source_20_Text"><text:span text:style-name="T31"><text:tab/>检查</text:span></text:span><text:span text:style-name="Source_20_Text"><text:span text:style-name="T36">io_delay_override</text:span></text:span><text:span text:style-name="Source_20_Text"><text:span text:style-name="T31">变量并覆盖</text:span></text:span><text:span text:style-name="Source_20_Text"><text:span text:style-name="T36">I / O</text:span></text:span><text:span text:style-name="Source_20_Text"><text:span text:style-name="T31">延迟端口</text:span></text:span></text:p>
      <text:p text:style-name="Preformatted_20_Text"><text:span text:style-name="Source_20_Text"><text:span text:style-name="T22">acpi_boot_table_init();</text:span></text:span></text:p>
      <text:p text:style-name="Preformatted_20_Text"><text:span text:style-name="Source_20_Text"><text:span text:style-name="T22">dma_contiguous_reserve(max_pfn_mapped &lt;&lt; PAGE_SHIFT);</text:span></text:span></text:p>
      <text:p text:style-name="Preformatted_20_Text"><text:span text:style-name="Source_20_Text"><text:span text:style-name="T22"><text:tab/></text:span></text:span><text:bookmark text:name="result_box26"/><text:span text:style-name="Source_20_Text"><text:span text:style-name="T31">为</text:span></text:span><text:span text:style-name="Source_20_Text"><text:span text:style-name="T36">Direct</text:span></text:span><text:span text:style-name="Source_20_Text"><text:span text:style-name="T31">存储器访问分配区域</text:span></text:span></text:p>
      <text:p text:style-name="Preformatted_20_Text"><text:span text:style-name="Source_20_Text"><text:span text:style-name="T22">memblock_find_dma_reserve();</text:span></text:span></text:p>
      <text:p text:style-name="Preformatted_20_Text"><text:bookmark text:name="result_box27"/><text:span text:style-name="Source_20_Text"><text:span text:style-name="T31"><text:tab/>对</text:span></text:span><text:span text:style-name="Source_20_Text"><text:span text:style-name="T36">DMA</text:span></text:span><text:span text:style-name="Source_20_Text"><text:span text:style-name="T31">区域中的保留页面进行计数。 这部分不会涵盖</text:span></text:span><text:span text:style-name="Source_20_Text"><text:span text:style-name="T36">CMA</text:span></text:span><text:span text:style-name="Source_20_Text"><text:span text:style-name="T31">和</text:span></text:span><text:span text:style-name="Source_20_Text"><text:span text:style-name="T36">DMA</text:span></text:span><text:span text:style-name="Source_20_Text"><text:span text:style-name="T31">的所有细节，因为它们很大</text:span></text:span></text:p>
      <text:p text:style-name="Preformatted_20_Text"><text:span text:style-name="Source_20_Text"><text:span text:style-name="T22">x86_init.paging.pagetable_init();</text:span></text:span></text:p>
      <text:p text:style-name="Preformatted_20_Text"><text:bookmark text:name="result_box28"/><text:span text:style-name="Source_20_Text"><text:span text:style-name="T22"><text:tab/>初始化稀疏内存和区域大小</text:span></text:span></text:p>
      <text:p text:style-name="Preformatted_20_Text"><text:span text:style-name="Source_20_Text"><text:span text:style-name="T22">sync_initial_page_table();</text:span></text:span></text:p>
      <text:p text:style-name="Preformatted_20_Text"><text:span text:style-name="Source_20_Text"><text:span text:style-name="T22">get_smp_config();</text:span></text:span></text:p>
      <text:p text:style-name="Preformatted_20_Text"><text:bookmark text:name="result_box29"/><text:span text:style-name="Source_20_Text"><text:span text:style-name="T31"><text:tab/>定义了一个指向多处理器浮点指针结构的指针</text:span></text:span><text:span text:style-name="Source_20_Text"><text:span text:style-name="T36">--mpf，</text:span></text:span><text:span text:style-name="Source_20_Text"><text:span text:style-name="T31">并做了一些检查</text:span></text:span></text:p>
      <text:p text:style-name="Preformatted_20_Text"><text:span text:style-name="Source_20_Text"><text:span text:style-name="T22">io_apic_init_mappings();</text:span></text:span></text:p>
      <text:p text:style-name="Preformatted_20_Text"><text:bookmark text:name="result_box30"/><text:span text:style-name="Source_20_Text"><text:span text:style-name="T31"><text:tab/>设置了本地</text:span></text:span><text:span text:style-name="Source_20_Text"><text:span text:style-name="T36">APIC</text:span></text:span><text:span text:style-name="Source_20_Text"><text:span text:style-name="T31">的地址</text:span></text:span></text:p>
      <text:p text:style-name="Preformatted_20_Text"><text:span text:style-name="Source_20_Text"><text:span text:style-name="T22">x86_init.resources.reserve_resources();</text:span></text:span></text:p>
      <text:p text:style-name="Preformatted_20_Text"><text:bookmark text:name="result_box31"/><text:span text:style-name="Source_20_Text"><text:span text:style-name="T31"><text:tab/>保留</text:span></text:span><text:span text:style-name="Source_20_Text"><text:span text:style-name="T36">DMA</text:span></text:span><text:span text:style-name="Source_20_Text"><text:span text:style-name="T31">，</text:span></text:span><text:span text:style-name="Source_20_Text"><text:span text:style-name="T36">TIMER</text:span></text:span><text:span text:style-name="Source_20_Text"><text:span text:style-name="T31">，</text:span></text:span><text:span text:style-name="Source_20_Text"><text:span text:style-name="T36">FPU</text:span></text:span><text:span text:style-name="Source_20_Text"><text:span text:style-name="T31">等标准</text:span></text:span><text:span text:style-name="Source_20_Text"><text:span text:style-name="T36">I / O</text:span></text:span><text:span text:style-name="Source_20_Text"><text:span text:style-name="T31">资源</text:span></text:span></text:p>
      <text:p text:style-name="Preformatted_20_Text"><text:span text:style-name="Source_20_Text"><text:span text:style-name="T22">最后，返回i</text:span></text:span><text:span text:style-name="Source_20_Text"><text:span text:style-name="T29">nit/</text:span></text:span><text:span text:style-name="Source_20_Text"><text:span text:style-name="T22">main.</text:span></text:span><text:span text:style-name="Source_20_Text"><text:span text:style-name="T29">c</text:span></text:span></text:p>
      <text:p text:style-name="Preformatted_20_Text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宋体" svg:font-family="宋体, 923527c405087632311212890020001, 宋体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20:08.422007233</meta:creation-date>
    <dc:date>2018-04-01T02:02:57.868767151</dc:date>
    <meta:editing-duration>PT1H7M1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7" meta:paragraph-count="348" meta:word-count="3991" meta:character-count="9160" meta:non-whitespace-character-count="8745"/>
  </office:meta>
</office:document-meta>
</file>